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" fo:font-size="14pt" officeooo:rsid="028dd48f" officeooo:paragraph-rsid="028dd48f" fo:background-color="transparent" style:font-size-asian="14pt" style:font-size-complex="14pt"/>
    </style:style>
    <style:style style:name="P2" style:family="paragraph" style:parent-style-name="Standard">
      <style:paragraph-properties fo:line-height="100%"/>
      <style:text-properties fo:color="#000000" style:text-position="0% 100%"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text-position="0% 100%"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text-position="0% 100%" style:font-name="Times New Roman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text-position="0% 100%" style:font-name="Times New Roman" fo:font-size="14pt" fo:language="pt" fo:country="PT" style:font-name-asian="Times New Roman2" style:font-size-asian="14pt" style:font-name-complex="Times New Roman2" style:font-size-complex="14pt"/>
    </style:style>
    <style:style style:name="P6" style:family="paragraph" style:parent-style-name="Text_20_body">
      <style:paragraph-properties fo:line-height="100%" fo:text-align="center" style:justify-single-word="false"/>
      <style:text-properties fo:color="#000000" style:text-position="0% 100%" style:font-name="Times New Roman" fo:font-size="14pt" fo:language="de" fo:country="DE" style:font-name-asian="Times New Roman2" style:font-size-asian="14pt" style:font-name-complex="Times New Roman2" style:font-size-complex="14pt"/>
    </style:style>
    <style:style style:name="P7" style:family="paragraph" style:parent-style-name="Text_20_body">
      <style:paragraph-properties fo:line-height="100%"/>
      <style:text-properties fo:color="#000000" style:text-position="0% 100%"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Text_20_body">
      <style:paragraph-properties fo:line-height="100%" fo:text-align="center" style:justify-single-word="false"/>
      <style:text-properties fo:color="#000000" style:text-position="0% 100%" style:font-name="Times New Roman" fo:font-size="14pt" officeooo:paragraph-rsid="0285eebc" style:font-name-asian="Times New Roman2" style:font-size-asian="14pt" style:font-name-complex="Times New Roman2" style:font-size-complex="14pt"/>
    </style:style>
    <style:style style:name="P9" style:family="paragraph" style:parent-style-name="Text_20_body">
      <style:paragraph-properties fo:line-height="100%" fo:text-align="center" style:justify-single-word="false"/>
      <style:text-properties fo:color="#000000" style:text-position="0% 100%" style:font-name="Times New Roman" fo:font-size="14pt" fo:language="pt" fo:country="PT" style:font-name-asian="Times New Roman2" style:font-size-asian="14pt" style:font-name-complex="Times New Roman2" style:font-size-complex="14pt"/>
    </style:style>
    <style:style style:name="P10" style:family="paragraph" style:parent-style-name="Text_20_body">
      <style:paragraph-properties fo:line-height="100%"/>
      <style:text-properties style:text-position="0% 100%" style:font-name="Times New Roman" fo:font-size="14pt" style:font-size-asian="14pt" style:font-size-complex="14pt"/>
    </style:style>
    <style:style style:name="P11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style:font-size-asian="14pt" style:font-size-complex="14pt"/>
    </style:style>
    <style:style style:name="P12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fo:font-weight="normal" officeooo:rsid="028c6c21" officeooo:paragraph-rsid="0285eebc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31297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521ea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7a107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521ea" officeooo:paragraph-rsid="029521ea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521ea" officeooo:paragraph-rsid="0297138b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521ea" officeooo:paragraph-rsid="0297a107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7138b" officeooo:paragraph-rsid="0297138b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87a5d" officeooo:paragraph-rsid="02987a5d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c71f4" officeooo:paragraph-rsid="029c71f4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fo:font-weight="bold" officeooo:rsid="02931297" officeooo:paragraph-rsid="02931297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Text_20_body" style:master-page-name="Standard">
      <style:paragraph-properties fo:line-height="100%" fo:text-align="center" style:justify-single-word="false" style:page-number="auto"/>
      <style:text-properties fo:color="#000000" style:text-position="0% 100%" style:font-name="Times New Roman" fo:font-size="14pt" style:font-name-asian="Times New Roman2" style:font-size-asian="14pt" style:font-name-complex="Times New Roman2" style:font-size-complex="14pt"/>
    </style:style>
    <style:style style:name="P24" style:family="paragraph" style:parent-style-name="Text_20_body" style:list-style-name="L1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31297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Text_20_body" style:list-style-name="L2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31297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Text_20_body" style:list-style-name="L3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521ea" style:font-name-asian="Times New Roman1" style:font-size-asian="14pt" style:font-weight-asian="normal" style:font-name-complex="Times New Roman1" style:font-size-complex="14pt" style:font-weight-complex="normal"/>
    </style:style>
    <style:style style:name="P27" style:family="paragraph" style:parent-style-name="Text_20_body" style:list-style-name="L4">
      <style:paragraph-properties fo:line-height="100%" fo:text-align="start" style:justify-single-word="false"/>
      <style:text-properties style:text-position="0% 100%" style:font-name="Times New Roman" fo:font-size="14pt" fo:font-weight="normal" officeooo:rsid="02931297" officeooo:paragraph-rsid="0297a107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normal" officeooo:rsid="029e10c7" officeooo:paragraph-rsid="029e10c7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fo:font-weight="bold" officeooo:rsid="02931297" officeooo:paragraph-rsid="02931297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text-position="0% 100%" style:font-name="Times New Roman" fo:font-size="14pt" fo:font-weight="bold" officeooo:rsid="02931297" officeooo:paragraph-rsid="02931297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fo:font-weight="bold" officeooo:rsid="029521ea" officeooo:paragraph-rsid="029521ea" style:font-name-asian="Times New Roman1" style:font-size-asian="14pt" style:font-weight-asian="bold" style:font-name-complex="Times New Roman1" style:font-size-complex="14pt" style:font-weight-complex="bold"/>
    </style:style>
    <style:style style:name="P32" style:family="paragraph" style:parent-style-name="Text_20_body">
      <style:paragraph-properties fo:line-height="100%" fo:text-align="center" style:justify-single-word="false"/>
      <style:text-properties style:text-position="0% 100%" style:font-name="Times New Roman" fo:font-size="14pt" fo:font-weight="bold" officeooo:rsid="0297a107" officeooo:paragraph-rsid="0297a107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style:font-name-asian="Times New Roman2" style:font-name-complex="Times New Roman2"/>
    </style:style>
    <style:style style:name="T2" style:family="text">
      <style:text-properties fo:color="#000000" officeooo:rsid="02931297" style:font-name-asian="Times New Roman2" style:font-name-complex="Times New Roman2"/>
    </style:style>
    <style:style style:name="T3" style:family="text">
      <style:text-properties fo:color="#000000" fo:language="fr" fo:country="FR" style:font-name-asian="Times New Roman2" style:font-name-complex="Times New Roman2"/>
    </style:style>
    <style:style style:name="T4" style:family="text">
      <style:text-properties fo:color="#000000" fo:language="pt" fo:country="PT" style:font-name-asian="Times New Roman2" style:font-name-complex="Times New Roman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officeooo:rsid="029a6ea5"/>
    </style:style>
    <style:style style:name="T9" style:family="text">
      <style:text-properties officeooo:rsid="0297138b"/>
    </style:style>
    <style:style style:name="T10" style:family="text">
      <style:text-properties officeooo:rsid="029a6ea5"/>
    </style:style>
    <style:style style:name="T11" style:family="text">
      <style:text-properties officeooo:rsid="029e10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inisterul Educaţiei şi Cercetării al Republicii Moldova Universitatea Tehnică a Moldovei</text:p>
      <text:p text:style-name="P2"/>
      <text:p text:style-name="P3"/>
      <text:p text:style-name="P3"/>
      <text:p text:style-name="P6">RAPORT</text:p>
      <text:p text:style-name="P3"/>
      <text:p text:style-name="P3"/>
      <text:p text:style-name="P3"/>
      <text:p text:style-name="P11"><text:span text:style-name="T1">despre lucrările de laborator nr.</text:span><text:span text:style-name="T2">3</text:span><text:span text:style-name="T3"> la </text:span><text:span text:style-name="T1">LFA</text:span></text:p>
      <text:p text:style-name="P3"/>
      <text:p text:style-name="P3"/>
      <text:p text:style-name="P9">Varianta 3</text:p>
      <text:p text:style-name="P5"/>
      <text:p text:style-name="P4"/>
      <text:p text:style-name="P10"><text:span text:style-name="T4">A </text:span><text:span text:style-name="T1">îndeplinit st.gr.TI-207 <text:s text:c="19"/>Bodarev Victor</text:span></text:p>
      <text:p text:style-name="P2"/>
      <text:p text:style-name="P7">A controlat <text:s text:c="38"/>lec., sup. Duca Ludmila</text:p>
      <text:p text:style-name="P2"/>
      <text:p text:style-name="P2"/>
      <text:p text:style-name="P8">Chișinău, 2021 </text:p>
      <text:p text:style-name="P12"/>
      <text:p text:style-name="P28"><text:soft-page-break/>G = {V<text:span text:style-name="T6">N</text:span>, V<text:span text:style-name="T6">T</text:span>, P, S}</text:p>
      <text:p text:style-name="P28">V<text:span text:style-name="T6">N </text:span>= {S, A, B}</text:p>
      <text:p text:style-name="P28">V<text:span text:style-name="T6">T </text:span><text:s/>= {a, b}</text:p>
      <text:p text:style-name="P13"><text:span text:style-name="T11">P</text:span> = {</text:p>
      <text:list xml:id="list3358172010" text:style-name="L1">
        <text:list-item>
          <text:p text:style-name="P24">S → aBa</text:p>
        </text:list-item>
        <text:list-item>
          <text:p text:style-name="P24">S → baA</text:p>
        </text:list-item>
        <text:list-item>
          <text:p text:style-name="P24">A → a</text:p>
        </text:list-item>
        <text:list-item>
          <text:p text:style-name="P24">A → aS</text:p>
        </text:list-item>
        <text:list-item>
          <text:p text:style-name="P24">A → bAaBbA</text:p>
        </text:list-item>
        <text:list-item>
          <text:p text:style-name="P24">B → A</text:p>
        </text:list-item>
        <text:list-item>
          <text:p text:style-name="P24">B → BS</text:p>
        </text:list-item>
        <text:list-item>
          <text:p text:style-name="P24">B → ε</text:p>
          <text:p text:style-name="P24">}</text:p>
        </text:list-item>
      </text:list>
      <text:p text:style-name="P22">Eliminarea <text:s text:c="2"/>a ε producții</text:p>
      <text:p text:style-name="P28">G = {V<text:span text:style-name="T6">N</text:span>, V<text:span text:style-name="T6">T</text:span>, P, S}</text:p>
      <text:p text:style-name="P28">V<text:span text:style-name="T6">N </text:span>= {S, A, B}</text:p>
      <text:p text:style-name="P28">V<text:span text:style-name="T6">T </text:span><text:s/>= {a, b}</text:p>
      <text:p text:style-name="P13">N<text:span text:style-name="T6">ε</text:span> = B<text:tab/><text:tab/></text:p>
      <text:p text:style-name="P13">S → aBa</text:p>
      <text:p text:style-name="P13">S → aa</text:p>
      <text:p text:style-name="P13">S → baA</text:p>
      <text:p text:style-name="P13">A → a</text:p>
      <text:p text:style-name="P13">A → aS</text:p>
      <text:p text:style-name="P13"><text:soft-page-break/>A → bAaBbA</text:p>
      <text:p text:style-name="P13">A → bAabA</text:p>
      <text:p text:style-name="P13">B → A</text:p>
      <text:p text:style-name="P13">B → BS</text:p>
      <text:p text:style-name="P13">B → S</text:p>
      <text:p text:style-name="P13"/>
      <text:p text:style-name="P22">Eliminarea redenumirilor</text:p>
      <text:p text:style-name="P13">Redenumirile:</text:p>
      <text:p text:style-name="P13">1. B → A</text:p>
      <text:p text:style-name="P13">2. B → S</text:p>
      <text:p text:style-name="P30"><text:span text:style-name="T5">R</text:span><text:span text:style-name="T7">B</text:span><text:span text:style-name="T5"> = {B}<text:tab/>R</text:span><text:span text:style-name="T7">A</text:span><text:span text:style-name="T5"> = {A, B}<text:tab/><text:tab/>R</text:span><text:span text:style-name="T7">S</text:span><text:span text:style-name="T5"> = {S, B}</text:span></text:p>
      <text:p text:style-name="P28">G = {V<text:span text:style-name="T6">N</text:span>, V<text:span text:style-name="T6">T</text:span>, P, S}</text:p>
      <text:p text:style-name="P28">V<text:span text:style-name="T6">N </text:span>= {S, A, B}</text:p>
      <text:p text:style-name="P28"><text:span text:style-name="T5">V</text:span><text:span text:style-name="T6">T </text:span><text:span text:style-name="T5"><text:s/>= {a, b}</text:span></text:p>
      <text:p text:style-name="P13">p’ = {</text:p>
      <text:list xml:id="list2121932376" text:style-name="L2">
        <text:list-item>
          <text:p text:style-name="P25">S → aBa</text:p>
        </text:list-item>
        <text:list-item>
          <text:p text:style-name="P25">S → aa</text:p>
        </text:list-item>
        <text:list-item>
          <text:p text:style-name="P25">S → baA</text:p>
        </text:list-item>
        <text:list-item>
          <text:p text:style-name="P25">A → a</text:p>
        </text:list-item>
        <text:list-item>
          <text:p text:style-name="P25">A → aS</text:p>
        </text:list-item>
        <text:list-item>
          <text:p text:style-name="P25">A → bAaBbA</text:p>
        </text:list-item>
        <text:list-item>
          <text:p text:style-name="P25">A → bAabA</text:p>
        </text:list-item>
        <text:list-item>
          <text:p text:style-name="P25">B → BS</text:p>
        </text:list-item>
        <text:list-item>
          <text:p text:style-name="P25"><text:soft-page-break/>B → a</text:p>
        </text:list-item>
        <text:list-item>
          <text:p text:style-name="P25">B → aS</text:p>
        </text:list-item>
        <text:list-item>
          <text:p text:style-name="P25">B → bAaBbA</text:p>
        </text:list-item>
        <text:list-item>
          <text:p text:style-name="P25">B → bAabA</text:p>
        </text:list-item>
        <text:list-item>
          <text:p text:style-name="P25">B → aBa</text:p>
        </text:list-item>
        <text:list-item>
          <text:p text:style-name="P25">B → aa</text:p>
        </text:list-item>
        <text:list-item>
          <text:p text:style-name="P25">B → baA</text:p>
        </text:list-item>
      </text:list>
      <text:p text:style-name="P16">}</text:p>
      <text:p text:style-name="P13"/>
      <text:p text:style-name="P31">Eliminarea elementelor inaccesibile</text:p>
      <text:p text:style-name="P28">G = {V<text:span text:style-name="T6">N</text:span>, V<text:span text:style-name="T6">T</text:span>, P, S}</text:p>
      <text:p text:style-name="P28">V<text:span text:style-name="T6">N </text:span>= {S, A, B}</text:p>
      <text:p text:style-name="P28">V<text:span text:style-name="T6">T </text:span><text:s/>= {a, b}</text:p>
      <text:p text:style-name="P14">p’ = {</text:p>
      <text:list xml:id="list2642814031" text:style-name="L3">
        <text:list-item>
          <text:p text:style-name="P26">S → aBa</text:p>
        </text:list-item>
        <text:list-item>
          <text:p text:style-name="P26">S → aa</text:p>
        </text:list-item>
        <text:list-item>
          <text:p text:style-name="P26">S → baA</text:p>
        </text:list-item>
        <text:list-item>
          <text:p text:style-name="P26">A → a</text:p>
        </text:list-item>
        <text:list-item>
          <text:p text:style-name="P26">A → aS</text:p>
        </text:list-item>
        <text:list-item>
          <text:p text:style-name="P26">A → bAaBbA</text:p>
        </text:list-item>
        <text:list-item>
          <text:p text:style-name="P26">A → bAabA</text:p>
        </text:list-item>
        <text:list-item>
          <text:p text:style-name="P26">B → BS</text:p>
        </text:list-item>
        <text:list-item>
          <text:p text:style-name="P26">B → a</text:p>
        </text:list-item>
        <text:list-item>
          <text:p text:style-name="P26"><text:soft-page-break/>B → aS</text:p>
        </text:list-item>
        <text:list-item>
          <text:p text:style-name="P26">B → bAaBbA</text:p>
        </text:list-item>
        <text:list-item>
          <text:p text:style-name="P26">B → bAabA</text:p>
        </text:list-item>
        <text:list-item>
          <text:p text:style-name="P26">B → aBa</text:p>
        </text:list-item>
        <text:list-item>
          <text:p text:style-name="P26">B → aa</text:p>
        </text:list-item>
        <text:list-item>
          <text:p text:style-name="P26">B → baA</text:p>
        </text:list-item>
      </text:list>
      <text:p text:style-name="P16">}</text:p>
      <text:p text:style-name="P17">A<text:span text:style-name="T6">c</text:span> = {S, <text:span text:style-name="T9">a, B, b, A</text:span>}</text:p>
      <text:p text:style-name="P19">Toate elementele sunt accesibile.</text:p>
      <text:p text:style-name="P19">I = {S, A, B, a, b} \ {S, A, B, a, b} = ∅</text:p>
      <text:p text:style-name="P19"/>
      <text:p text:style-name="P19"/>
      <text:p text:style-name="P32">Eliminarea simbolurilor neproductive</text:p>
      <text:p text:style-name="P28">G = {V<text:span text:style-name="T6">N</text:span>, V<text:span text:style-name="T6">T</text:span>, P, S}</text:p>
      <text:p text:style-name="P28">V<text:span text:style-name="T6">N </text:span>= {S, A, B}</text:p>
      <text:p text:style-name="P28">V<text:span text:style-name="T6">T </text:span><text:s/>= {a, b}</text:p>
      <text:p text:style-name="P15">p’ = {</text:p>
      <text:list xml:id="list426593516" text:style-name="L4">
        <text:list-item>
          <text:p text:style-name="P27">S → aBa</text:p>
        </text:list-item>
        <text:list-item>
          <text:p text:style-name="P27">S → aa</text:p>
        </text:list-item>
        <text:list-item>
          <text:p text:style-name="P27">S → baA</text:p>
        </text:list-item>
        <text:list-item>
          <text:p text:style-name="P27">A → a</text:p>
        </text:list-item>
        <text:list-item>
          <text:p text:style-name="P27">A → aS</text:p>
        </text:list-item>
        <text:list-item>
          <text:p text:style-name="P27">A → bAaBbA</text:p>
        </text:list-item>
        <text:list-item>
          <text:p text:style-name="P27"><text:soft-page-break/>A → bAabA</text:p>
        </text:list-item>
        <text:list-item>
          <text:p text:style-name="P27">B → BS</text:p>
        </text:list-item>
        <text:list-item>
          <text:p text:style-name="P27">B → a</text:p>
        </text:list-item>
        <text:list-item>
          <text:p text:style-name="P27">B → aS</text:p>
        </text:list-item>
        <text:list-item>
          <text:p text:style-name="P27">B → bAaBbA</text:p>
        </text:list-item>
        <text:list-item>
          <text:p text:style-name="P27">B → bAabA</text:p>
        </text:list-item>
        <text:list-item>
          <text:p text:style-name="P27">B → aBa</text:p>
        </text:list-item>
        <text:list-item>
          <text:p text:style-name="P27">B → aa</text:p>
        </text:list-item>
        <text:list-item>
          <text:p text:style-name="P27">B → baA</text:p>
        </text:list-item>
      </text:list>
      <text:p text:style-name="P18">}</text:p>
      <text:p text:style-name="P20"/>
      <text:p text:style-name="P20"/>
      <text:p text:style-name="P20"/>
      <text:p text:style-name="P20"/>
      <text:p text:style-name="P20">1. Pr = ∅</text:p>
      <text:p text:style-name="P20">A → α unde α <text:span text:style-name="T10">∈V</text:span><text:span text:style-name="T8">T</text:span></text:p>
      <text:p text:style-name="P20">2. S → aa</text:p>
      <text:p text:style-name="P20">A→ a</text:p>
      <text:p text:style-name="P20">B → a</text:p>
      <text:p text:style-name="P21">B → aa</text:p>
      <text:p text:style-name="P20">Pr = {S, A, B}</text:p>
      <text:p text:style-name="P20">3. N = {S, A, B} \ {S, A, B} = ∅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1in" style:type="center"/>
          <style:tab-stop style:position="7.318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1in" style:type="center"/>
          <style:tab-stop style:position="7.3189in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officeooo:rsid="028dd48f" officeooo:paragraph-rsid="028dd48f" fo:background-color="transparent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3937in" fo:border="none" fo:padding-top="0.7902in" fo:padding-bottom="0.7902in" fo:padding-left="0.7902in" fo:padding-right="0.3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Bodarev</meta:initial-creator>
    <meta:editing-cycles>17</meta:editing-cycles>
    <meta:creation-date>2021-09-06T13:38:00</meta:creation-date>
    <dc:date>2021-10-08T15:14:04.599331897</dc:date>
    <meta:editing-duration>PT1H30M1S</meta:editing-duration>
    <meta:generator>LibreOffice/6.4.7.2$Linux_X86_64 LibreOffice_project/40$Build-2</meta:generator>
    <meta:document-statistic meta:table-count="0" meta:image-count="0" meta:object-count="0" meta:page-count="6" meta:paragraph-count="114" meta:word-count="468" meta:character-count="1480" meta:non-whitespace-character-count="11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